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50)" table:allow-empty-cell="true" table:base-cell-address="Tabellenblatt1.C7"/>
      </table:content-validation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Lauzeit [s]</text:p>
          </table:table-cell>
          <table:covered-table-cell table:number-columns-repeated="3" table:style-name="ce4"/>
          <table:covered-table-cell table:style-name="ce7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string" calcext:value-type="string" table:number-columns-spanned="4" table:number-rows-spanned="1">
            <text:p>Proxy Verzögerung [ms]</text:p>
          </table:table-cell>
          <table:covered-table-cell table:number-columns-repeated="2" table:style-name="ce4"/>
          <table:covered-table-cell table:style-name="ce7"/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#Threads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00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100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1</text:p>
          </table:table-cell>
          <table:table-cell table:style-name="ce1" table:content-validation-name="val1" office:value-type="float" office:value="8.77" calcext:value-type="float">
            <text:p>8.77</text:p>
          </table:table-cell>
          <table:table-cell table:style-name="ce1" table:content-validation-name="val1" office:value-type="float" office:value="17.62" calcext:value-type="float">
            <text:p>17.62</text:p>
          </table:table-cell>
          <table:table-cell table:style-name="ce1" table:content-validation-name="val1" office:value-type="float" office:value="24.71" calcext:value-type="float">
            <text:p>24.71</text:p>
          </table:table-cell>
          <table:table-cell table:style-name="ce1" table:content-validation-name="val1" office:value-type="float" office:value="38.98" calcext:value-type="float">
            <text:p>38.9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2</text:p>
          </table:table-cell>
          <table:table-cell table:style-name="ce1" table:content-validation-name="val1" office:value-type="float" office:value="5.73" calcext:value-type="float">
            <text:p>5.73</text:p>
          </table:table-cell>
          <table:table-cell table:style-name="ce1" table:content-validation-name="val1" office:value-type="float" office:value="9.01" calcext:value-type="float">
            <text:p>9.01</text:p>
          </table:table-cell>
          <table:table-cell table:style-name="ce1" table:content-validation-name="val1" office:value-type="float" office:value="12.18" calcext:value-type="float">
            <text:p>12.18</text:p>
          </table:table-cell>
          <table:table-cell table:style-name="ce1" table:content-validation-name="val1" office:value-type="float" office:value="19.93" calcext:value-type="float">
            <text:p>19.93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5</text:p>
          </table:table-cell>
          <table:table-cell table:style-name="ce1" table:content-validation-name="val1" office:value-type="float" office:value="2.01" calcext:value-type="float">
            <text:p>2.01</text:p>
          </table:table-cell>
          <table:table-cell table:style-name="ce1" table:content-validation-name="val1" office:value-type="float" office:value="3.82" calcext:value-type="float">
            <text:p>3.82</text:p>
          </table:table-cell>
          <table:table-cell table:style-name="ce1" table:content-validation-name="val1" office:value-type="float" office:value="5.27" calcext:value-type="float">
            <text:p>5.27</text:p>
          </table:table-cell>
          <table:table-cell table:style-name="ce1" table:content-validation-name="val1" office:value-type="float" office:value="8.09" calcext:value-type="float">
            <text:p>8.0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10</text:p>
          </table:table-cell>
          <table:table-cell table:style-name="ce1" table:content-validation-name="val1" office:value-type="float" office:value="1.31" calcext:value-type="float">
            <text:p>1.31</text:p>
          </table:table-cell>
          <table:table-cell table:style-name="ce1" table:content-validation-name="val1" office:value-type="float" office:value="2.24" calcext:value-type="float">
            <text:p>2.24</text:p>
          </table:table-cell>
          <table:table-cell table:style-name="ce1" table:content-validation-name="val1" office:value-type="float" office:value="2.94" calcext:value-type="float">
            <text:p>2.94</text:p>
          </table:table-cell>
          <table:table-cell table:style-name="ce1" table:content-validation-name="val1" office:value-type="float" office:value="4.3" calcext:value-type="float">
            <text:p>4.3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15</text:p>
          </table:table-cell>
          <table:table-cell table:style-name="ce1" table:content-validation-name="val1" office:value-type="float" office:value="1.01" calcext:value-type="float">
            <text:p>1.01</text:p>
          </table:table-cell>
          <table:table-cell table:style-name="ce1" table:content-validation-name="val1" office:value-type="float" office:value="2.02" calcext:value-type="float">
            <text:p>2.02</text:p>
          </table:table-cell>
          <table:table-cell table:style-name="ce1" table:content-validation-name="val1" office:value-type="float" office:value="2.32" calcext:value-type="float">
            <text:p>2.32</text:p>
          </table:table-cell>
          <table:table-cell table:style-name="ce1" table:content-validation-name="val1" office:value-type="float" office:value="3.24" calcext:value-type="float">
            <text:p>3.2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20</text:p>
          </table:table-cell>
          <table:table-cell table:style-name="ce1" table:content-validation-name="val1" office:value-type="float" office:value="0.9" calcext:value-type="float">
            <text:p>0.9</text:p>
          </table:table-cell>
          <table:table-cell table:style-name="ce1" table:content-validation-name="val1" office:value-type="float" office:value="1.45" calcext:value-type="float">
            <text:p>1.45</text:p>
          </table:table-cell>
          <table:table-cell table:style-name="ce1" table:content-validation-name="val1" office:value-type="float" office:value="2.33" calcext:value-type="float">
            <text:p>2.33</text:p>
          </table:table-cell>
          <table:table-cell table:style-name="ce1" table:content-validation-name="val1" office:value-type="float" office:value="2.89" calcext:value-type="float">
            <text:p>2.8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kleinster Wert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Grad der Multiprogrammierung</text:p>
          </table:table-cell>
          <table:covered-table-cell table:number-columns-repeated="3" table:style-name="ce4"/>
          <table:covered-table-cell table:style-name="ce7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string" calcext:value-type="string" table:number-columns-spanned="4" table:number-rows-spanned="1">
            <text:p>Proxy Verzögerung [ms]</text:p>
          </table:table-cell>
          <table:covered-table-cell table:number-columns-repeated="2" table:style-name="ce4"/>
          <table:covered-table-cell table:style-name="ce7"/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#Threads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00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100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1</text:p>
          </table:table-cell>
          <table:table-cell table:style-name="ce6" table:content-validation-name="val1" table:formula="of:=0.9/[.C7]" office:value-type="float" office:value="0.102622576966933" calcext:value-type="float">
            <text:p>0.10</text:p>
          </table:table-cell>
          <table:table-cell table:style-name="ce6" table:content-validation-name="val1" table:formula="of:=0.9/[.D7]" office:value-type="float" office:value="0.0510783200908059" calcext:value-type="float">
            <text:p>0.05</text:p>
          </table:table-cell>
          <table:table-cell table:style-name="ce6" table:content-validation-name="val1" table:formula="of:=0.9/[.E7]" office:value-type="float" office:value="0.0364225010117361" calcext:value-type="float">
            <text:p>0.04</text:p>
          </table:table-cell>
          <table:table-cell table:style-name="ce6" table:content-validation-name="val1" table:formula="of:=0.9/[.F7]" office:value-type="float" office:value="0.0230887634684454" calcext:value-type="float">
            <text:p>0.0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2</text:p>
          </table:table-cell>
          <table:table-cell table:style-name="ce6" table:content-validation-name="val1" table:formula="of:=0.9/[.C8]" office:value-type="float" office:value="0.157068062827225" calcext:value-type="float">
            <text:p>0.16</text:p>
          </table:table-cell>
          <table:table-cell table:style-name="ce6" table:content-validation-name="val1" table:formula="of:=0.9/[.D8]" office:value-type="float" office:value="0.099889012208657" calcext:value-type="float">
            <text:p>0.10</text:p>
          </table:table-cell>
          <table:table-cell table:style-name="ce6" table:content-validation-name="val1" table:formula="of:=0.9/[.E8]" office:value-type="float" office:value="0.0738916256157636" calcext:value-type="float">
            <text:p>0.07</text:p>
          </table:table-cell>
          <table:table-cell table:style-name="ce6" table:content-validation-name="val1" table:formula="of:=0.9/[.F8]" office:value-type="float" office:value="0.0451580531861515" calcext:value-type="float">
            <text:p>0.05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5</text:p>
          </table:table-cell>
          <table:table-cell table:style-name="ce6" table:content-validation-name="val1" table:formula="of:=0.9/[.C9]" office:value-type="float" office:value="0.447761194029851" calcext:value-type="float">
            <text:p>0.45</text:p>
          </table:table-cell>
          <table:table-cell table:style-name="ce6" table:content-validation-name="val1" table:formula="of:=0.9/[.D9]" office:value-type="float" office:value="0.235602094240838" calcext:value-type="float">
            <text:p>0.24</text:p>
          </table:table-cell>
          <table:table-cell table:style-name="ce6" table:content-validation-name="val1" table:formula="of:=0.9/[.E9]" office:value-type="float" office:value="0.170777988614801" calcext:value-type="float">
            <text:p>0.17</text:p>
          </table:table-cell>
          <table:table-cell table:style-name="ce6" table:content-validation-name="val1" table:formula="of:=0.9/[.F9]" office:value-type="float" office:value="0.111248454882571" calcext:value-type="float">
            <text:p>0.11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10</text:p>
          </table:table-cell>
          <table:table-cell table:style-name="ce6" table:content-validation-name="val1" table:formula="of:=0.9/[.C10]" office:value-type="float" office:value="0.687022900763359" calcext:value-type="float">
            <text:p>0.69</text:p>
          </table:table-cell>
          <table:table-cell table:style-name="ce6" table:content-validation-name="val1" table:formula="of:=0.9/[.D10]" office:value-type="float" office:value="0.401785714285714" calcext:value-type="float">
            <text:p>0.40</text:p>
          </table:table-cell>
          <table:table-cell table:style-name="ce6" table:content-validation-name="val1" table:formula="of:=0.9/[.E10]" office:value-type="float" office:value="0.306122448979592" calcext:value-type="float">
            <text:p>0.31</text:p>
          </table:table-cell>
          <table:table-cell table:style-name="ce6" table:content-validation-name="val1" table:formula="of:=0.9/[.F10]" office:value-type="float" office:value="0.209302325581395" calcext:value-type="float">
            <text:p>0.21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15</text:p>
          </table:table-cell>
          <table:table-cell table:style-name="ce6" table:content-validation-name="val1" table:formula="of:=0.9/[.C11]" office:value-type="float" office:value="0.891089108910891" calcext:value-type="float">
            <text:p>0.89</text:p>
          </table:table-cell>
          <table:table-cell table:style-name="ce6" table:content-validation-name="val1" table:formula="of:=0.9/[.D11]" office:value-type="float" office:value="0.445544554455446" calcext:value-type="float">
            <text:p>0.45</text:p>
          </table:table-cell>
          <table:table-cell table:style-name="ce6" table:content-validation-name="val1" table:formula="of:=0.9/[.E11]" office:value-type="float" office:value="0.387931034482759" calcext:value-type="float">
            <text:p>0.39</text:p>
          </table:table-cell>
          <table:table-cell table:style-name="ce6" table:content-validation-name="val1" table:formula="of:=0.9/[.F11]" office:value-type="float" office:value="0.277777777777778" calcext:value-type="float">
            <text:p>0.28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20</text:p>
          </table:table-cell>
          <table:table-cell table:style-name="ce6" table:content-validation-name="val1" table:formula="of:=0.9/[.C12]" office:value-type="float" office:value="1" calcext:value-type="float">
            <text:p>1.00</text:p>
          </table:table-cell>
          <table:table-cell table:style-name="ce6" table:content-validation-name="val1" table:formula="of:=0.9/[.D12]" office:value-type="float" office:value="0.620689655172414" calcext:value-type="float">
            <text:p>0.62</text:p>
          </table:table-cell>
          <table:table-cell table:style-name="ce6" table:content-validation-name="val1" table:formula="of:=0.9/[.E12]" office:value-type="float" office:value="0.386266094420601" calcext:value-type="float">
            <text:p>0.39</text:p>
          </table:table-cell>
          <table:table-cell table:style-name="ce6" table:content-validation-name="val1" table:formula="of:=0.9/[.F12]" office:value-type="float" office:value="0.311418685121107" calcext:value-type="float">
            <text:p>0.3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Tabellenblatt1.G45" table:end-x="11.08pt" table:end-y="5.22pt" draw:z-index="0" draw:name="Chart 1" draw:style-name="gr1" draw:text-style-name="P1" svg:width="449.97pt" svg:height="278.22pt" svg:x="42.01pt" svg:y="10.49pt">
              <draw:object draw:notify-on-update-of-ranges="Tabellenblatt1.B20:Tabellenblatt1.B25 Tabellenblatt1.C17:Tabellenblatt1.C19 Tabellenblatt1.C20:Tabellenblatt1.C25 Tabellenblatt1.D17:Tabellenblatt1.D19 Tabellenblatt1.D20:Tabellenblatt1.D25 Tabellenblatt1.E17:Tabellenblatt1.E19 Tabellenblatt1.E20:Tabellenblatt1.E25 Tabellenblatt1.F17:Tabellenblatt1.F19 Tabellenblatt1.F20:Tabellenblatt1.F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4pt" style:font-family-asian="Arial" style:font-size-asian="14pt" style:font-family-complex="Arial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10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ch8" style:family="chart">
      <style:graphic-properties svg:stroke-width="0.018cm" svg:stroke-color="#cccccc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1ec8d5" draw:fill-color="#1ec8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a1f1f" draw:fill-color="#fa1f1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a1cf39" draw:fill-color="#a1cf3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7861bd" draw:fill-color="#7861bd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9.88cm" svg:y="3.266cm" style:legend-expansion="high" chart:style-name="ch2"/>
        <chart:plot-area chart:style-name="ch3" table:cell-range-address="Tabellenblatt1.B17:Tabellenblatt1.F25" chart:data-source-has-labels="both" svg:x="1.62cm" svg:y="0.196cm" svg:width="7.943cm" svg:height="8.151cm">
          <chartooo:coordinate-region svg:x="2.435cm" svg:y="0.476cm" svg:width="6.836cm" svg:height="7.065cm"/>
          <chart:axis chart:dimension="x" chart:name="primary-x" chart:style-name="ch4" chartooo:axis-type="text">
            <chart:title svg:x="3.584cm" svg:y="8.543cm" chart:style-name="ch5">
              <text:p>Anzahl Threads</text:p>
            </chart:title>
            <chart:categories table:cell-range-address="Tabellenblatt1.B20:Tabellenblatt1.B25"/>
          </chart:axis>
          <chart:axis chart:dimension="y" chart:name="primary-y" chart:style-name="ch6">
            <chart:title svg:x="0.451cm" svg:y="8.104cm" chart:style-name="ch7">
              <text:p>Grad der Multiprogrammierung</text:p>
            </chart:title>
            <chart:grid chart:style-name="ch8" chart:class="major"/>
          </chart:axis>
          <chart:series chart:style-name="ch9" chart:values-cell-range-address="Tabellenblatt1.C20:Tabellenblatt1.C25" chart:label-cell-address="Tabellenblatt1.C17:Tabellenblatt1.C19" chart:class="chart:line">
            <chart:data-point chart:repeated="6"/>
          </chart:series>
          <chart:series chart:style-name="ch10" chart:values-cell-range-address="Tabellenblatt1.D20:Tabellenblatt1.D25" chart:label-cell-address="Tabellenblatt1.D17:Tabellenblatt1.D19" chart:class="chart:line">
            <chart:data-point chart:repeated="6"/>
          </chart:series>
          <chart:series chart:style-name="ch11" chart:values-cell-range-address="Tabellenblatt1.E20:Tabellenblatt1.E25" chart:label-cell-address="Tabellenblatt1.E17:Tabellenblatt1.E19" chart:class="chart:line">
            <chart:data-point chart:repeated="6"/>
          </chart:series>
          <chart:series chart:style-name="ch12" chart:values-cell-range-address="Tabellenblatt1.F20:Tabellenblatt1.F25" chart:label-cell-address="Tabellenblatt1.F17:Tabellenblatt1.F1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xy Verzögerung [ms] 0</text:p>
                <text:list>
                  <text:list-item>
                    <text:p/>
                  </text:list-item>
                  <text:list-item>
                    <text:p>Proxy Verzögerung [ms]</text:p>
                  </text:list-item>
                  <text:list-item>
                    <text:p>0</text:p>
                  </text:list-item>
                </text:list>
                <draw:g>
                  <svg:desc>Tabellenblatt1.C17:Tabellenblatt1.C19</svg:desc>
                </draw:g>
              </table:table-cell>
              <table:table-cell office:value-type="string">
                <text:p>3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300</text:p>
                  </text:list-item>
                </text:list>
                <draw:g>
                  <svg:desc>Tabellenblatt1.D17:Tabellenblatt1.D19</svg:desc>
                </draw:g>
              </table:table-cell>
              <table:table-cell office:value-type="string">
                <text:p>5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500</text:p>
                  </text:list-item>
                </text:list>
                <draw:g>
                  <svg:desc>Tabellenblatt1.E17:Tabellenblatt1.E19</svg:desc>
                </draw:g>
              </table:table-cell>
              <table:table-cell office:value-type="string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1000</text:p>
                  </text:list-item>
                </text:list>
                <draw:g>
                  <svg:desc>Tabellenblatt1.F17:Tabellenblat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ellenblatt1.B20:Tabellenblatt1.B25</svg:desc>
                </draw:g>
              </table:table-cell>
              <table:table-cell office:value-type="float" office:value="0.102622576966933">
                <text:p>0.102622576966933</text:p>
                <draw:g>
                  <svg:desc>Tabellenblatt1.C20:Tabellenblatt1.C25</svg:desc>
                </draw:g>
              </table:table-cell>
              <table:table-cell office:value-type="float" office:value="0.0510783200908059">
                <text:p>0.0510783200908059</text:p>
                <draw:g>
                  <svg:desc>Tabellenblatt1.D20:Tabellenblatt1.D25</svg:desc>
                </draw:g>
              </table:table-cell>
              <table:table-cell office:value-type="float" office:value="0.0364225010117361">
                <text:p>0.0364225010117361</text:p>
                <draw:g>
                  <svg:desc>Tabellenblatt1.E20:Tabellenblatt1.E25</svg:desc>
                </draw:g>
              </table:table-cell>
              <table:table-cell office:value-type="float" office:value="0.0230887634684454">
                <text:p>0.0230887634684454</text:p>
                <draw:g>
                  <svg:desc>Tabellenblatt1.F20:Tabellenblat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068062827225">
                <text:p>0.157068062827225</text:p>
              </table:table-cell>
              <table:table-cell office:value-type="float" office:value="0.099889012208657">
                <text:p>0.099889012208657</text:p>
              </table:table-cell>
              <table:table-cell office:value-type="float" office:value="0.0738916256157636">
                <text:p>0.0738916256157636</text:p>
              </table:table-cell>
              <table:table-cell office:value-type="float" office:value="0.0451580531861515">
                <text:p>0.0451580531861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761194029851">
                <text:p>0.447761194029851</text:p>
              </table:table-cell>
              <table:table-cell office:value-type="float" office:value="0.235602094240838">
                <text:p>0.235602094240838</text:p>
              </table:table-cell>
              <table:table-cell office:value-type="float" office:value="0.170777988614801">
                <text:p>0.170777988614801</text:p>
              </table:table-cell>
              <table:table-cell office:value-type="float" office:value="0.111248454882571">
                <text:p>0.11124845488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022900763359">
                <text:p>0.687022900763359</text:p>
              </table:table-cell>
              <table:table-cell office:value-type="float" office:value="0.401785714285714">
                <text:p>0.401785714285714</text:p>
              </table:table-cell>
              <table:table-cell office:value-type="float" office:value="0.306122448979592">
                <text:p>0.306122448979592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1089108910891">
                <text:p>0.891089108910891</text:p>
              </table:table-cell>
              <table:table-cell office:value-type="float" office:value="0.445544554455446">
                <text:p>0.445544554455446</text:p>
              </table:table-cell>
              <table:table-cell office:value-type="float" office:value="0.387931034482759">
                <text:p>0.387931034482759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386266094420601">
                <text:p>0.386266094420601</text:p>
              </table:table-cell>
              <table:table-cell office:value-type="float" office:value="0.311418685121107">
                <text:p>0.311418685121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